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1" style:family="table">
      <style:table-properties style:width="17.029cm" fo:margin-left="-0.016cm" fo:margin-right="-0.012cm" table:align="margins"/>
    </style:style>
    <style:style style:name="Таблица21.A" style:family="table-column">
      <style:table-column-properties style:column-width="0.609cm" style:rel-column-width="2341*"/>
    </style:style>
    <style:style style:name="Таблица21.B" style:family="table-column">
      <style:table-column-properties style:column-width="13.785cm" style:rel-column-width="53051*"/>
    </style:style>
    <style:style style:name="Таблица21.C" style:family="table-column">
      <style:table-column-properties style:column-width="2.635cm" style:rel-column-width="10143*"/>
    </style:style>
    <style:style style:name="Таблица21.A1" style:family="table-cell">
      <style:table-cell-properties fo:padding="0.097cm" fo:border="none"/>
    </style:style>
    <style:style style:name="Таблица20" style:family="table">
      <style:table-properties style:width="17.029cm" fo:margin-left="-0.016cm" fo:margin-right="-0.012cm" table:align="margins"/>
    </style:style>
    <style:style style:name="Таблица20.A" style:family="table-column">
      <style:table-column-properties style:column-width="0.609cm" style:rel-column-width="2341*"/>
    </style:style>
    <style:style style:name="Таблица20.B" style:family="table-column">
      <style:table-column-properties style:column-width="13.785cm" style:rel-column-width="53051*"/>
    </style:style>
    <style:style style:name="Таблица20.C" style:family="table-column">
      <style:table-column-properties style:column-width="2.635cm" style:rel-column-width="10143*"/>
    </style:style>
    <style:style style:name="Таблица20.A1" style:family="table-cell">
      <style:table-cell-properties fo:padding="0.097cm" fo:border="none"/>
    </style:style>
    <style:style style:name="Таблица19" style:family="table">
      <style:table-properties style:width="17.029cm" fo:margin-left="-0.016cm" fo:margin-right="-0.012cm" table:align="margins"/>
    </style:style>
    <style:style style:name="Таблица19.A" style:family="table-column">
      <style:table-column-properties style:column-width="0.609cm" style:rel-column-width="2341*"/>
    </style:style>
    <style:style style:name="Таблица19.B" style:family="table-column">
      <style:table-column-properties style:column-width="13.785cm" style:rel-column-width="53051*"/>
    </style:style>
    <style:style style:name="Таблица19.C" style:family="table-column">
      <style:table-column-properties style:column-width="2.635cm" style:rel-column-width="10143*"/>
    </style:style>
    <style:style style:name="Таблица19.A1" style:family="table-cell">
      <style:table-cell-properties fo:padding="0.097cm" fo:border="none"/>
    </style:style>
    <style:style style:name="Таблица18" style:family="table">
      <style:table-properties style:width="17.029cm" fo:margin-left="-0.016cm" fo:margin-right="-0.012cm" table:align="margins"/>
    </style:style>
    <style:style style:name="Таблица18.A" style:family="table-column">
      <style:table-column-properties style:column-width="0.609cm" style:rel-column-width="2341*"/>
    </style:style>
    <style:style style:name="Таблица18.B" style:family="table-column">
      <style:table-column-properties style:column-width="13.785cm" style:rel-column-width="53051*"/>
    </style:style>
    <style:style style:name="Таблица18.C" style:family="table-column">
      <style:table-column-properties style:column-width="2.635cm" style:rel-column-width="10143*"/>
    </style:style>
    <style:style style:name="Таблица18.A1" style:family="table-cell">
      <style:table-cell-properties fo:padding="0.097cm" fo:border="none"/>
    </style:style>
    <style:style style:name="Таблица17" style:family="table">
      <style:table-properties style:width="17.002cm" fo:margin-left="0.011cm" fo:margin-right="-0.012cm" table:align="margins"/>
    </style:style>
    <style:style style:name="Таблица17.A" style:family="table-column">
      <style:table-column-properties style:column-width="0.58cm" style:rel-column-width="2236*"/>
    </style:style>
    <style:style style:name="Таблица17.B" style:family="table-column">
      <style:table-column-properties style:column-width="13.785cm" style:rel-column-width="53133*"/>
    </style:style>
    <style:style style:name="Таблица17.C" style:family="table-column">
      <style:table-column-properties style:column-width="2.637cm" style:rel-column-width="10166*"/>
    </style:style>
    <style:style style:name="Таблица17.A1" style:family="table-cell">
      <style:table-cell-properties fo:padding="0.097cm" fo:border="none"/>
    </style:style>
    <style:style style:name="Таблица16" style:family="table">
      <style:table-properties style:width="17.002cm" fo:margin-left="0.011cm" fo:margin-right="-0.012cm" table:align="margins"/>
    </style:style>
    <style:style style:name="Таблица16.A" style:family="table-column">
      <style:table-column-properties style:column-width="0.58cm" style:rel-column-width="2236*"/>
    </style:style>
    <style:style style:name="Таблица16.B" style:family="table-column">
      <style:table-column-properties style:column-width="13.785cm" style:rel-column-width="53133*"/>
    </style:style>
    <style:style style:name="Таблица16.C" style:family="table-column">
      <style:table-column-properties style:column-width="2.637cm" style:rel-column-width="10166*"/>
    </style:style>
    <style:style style:name="Таблица16.A1" style:family="table-cell">
      <style:table-cell-properties fo:padding="0.097cm" fo:border="none"/>
    </style:style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style:font-name="Arial2" fo:font-size="9.75pt" fo:letter-spacing="normal" fo:language="ru" fo:country="RU" fo:font-style="normal" fo:font-weight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7-4<text:tab/>25.02.2014</text:h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>
          <table:table-cell table:style-name="Таблица21.A1" office:value-type="string">
            <text:p text:style-name="P3">!</text:p>
          </table:table-cell>
          <table:table-cell table:style-name="Таблица21.A1" office:value-type="string">
            <text:p text:style-name="P4">Изменился тип поля доменного объекта <text:span text:style-name="T3">schedule, </text:span>требуется пересоздание БД</text:p>
          </table:table-cell>
          <table:table-cell table:style-name="Таблица21.A1" office:value-type="string">
            <text:p text:style-name="Text_20_body"><text:a xlink:type="simple" xlink:href="https://jira.inttrust.ru:8443/browse/CMFIVE-537">CMFIVE-537</text:a></text:p>
          </table:table-cell>
        </table:table-row>
        <table:table-row>
          <table:table-cell table:style-name="Таблица21.A1" office:value-type="string">
            <text:p text:style-name="P3">*</text:p>
          </table:table-cell>
          <table:table-cell table:style-name="Таблица21.A1" office:value-type="string">
            <text:p text:style-name="P4">Методы <text:span text:style-name="T3">AttachmentService, CrudService, PersonManagementService, ReportServiceAdmin, ScheduleService </text:span>выбрасывают <text:span text:style-name="T3">UnexpectedException </text:span>вместо внутренних исключений платформы</text:p>
          </table:table-cell>
          <table:table-cell table:style-name="Таблица21.A1" office:value-type="string">
            <text:p text:style-name="Text_20_body"><text:a xlink:type="simple" xlink:href="https://jira.inttrust.ru:8443/browse/CMFIVE-569">CMFIVE-569</text:a></text:p>
          </table:table-cell>
        </table:table-row>
        <table:table-row>
          <table:table-cell table:style-name="Таблица21.A1" office:value-type="string">
            <text:p text:style-name="P2">+</text:p>
          </table:table-cell>
          <table:table-cell table:style-name="Таблица21.A1" office:value-type="string">
            <text:p text:style-name="P4">Шаблон проекта с настройками <text:span text:style-name="T3">Solr; </text:span>изменён способ деплоя <text:span text:style-name="T3">Solr </text:span>на сервер приложений <text:span text:style-name="T3">JBoss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81">CMFIVE-581</text:a></text:p>
          </table:table-cell>
        </table:table-row>
        <table:table-row>
          <table:table-cell table:style-name="Таблица21.A1" office:value-type="string">
            <text:p text:style-name="P2">+</text:p>
          </table:table-cell>
          <table:table-cell table:style-name="Таблица21.A1" office:value-type="string">
            <text:p text:style-name="P4">Добавлен способ настройки строки, трактуемой как значение <text:span text:style-name="T3">NULL </text:span>при импорте данных из <text:span text:style-name="T3">CSV-</text:span>файла</text:p>
          </table:table-cell>
          <table:table-cell table:style-name="Таблица21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<text:span text:style-name="T1">Исправлены настройки </text:span>Jboss <text:span text:style-name="T1">для поддержки кодировки </text:span>UTF-8 <text:span text:style-name="T1">в запросах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289">CMFIVE-289</text:a></text:p>
          </table:table-cell>
        </table:table-row>
        <table:table-row>
          <table:table-cell table:style-name="Таблица21.A1" office:value-type="string">
            <text:p text:style-name="P2">-</text:p>
          </table:table-cell>
          <table:table-cell table:style-name="Таблица21.A1" office:value-type="string">
            <text:p text:style-name="P4">Не работает фильтрация по <text:span text:style-name="T3">TimelessDate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2">CMFIVE-592</text:a></text:p>
          </table:table-cell>
        </table:table-row>
        <table:table-row>
          <table:table-cell table:style-name="Таблица21.A1" office:value-type="string">
            <text:p text:style-name="P2">-</text:p>
          </table:table-cell>
          <table:table-cell table:style-name="Таблица21.A1" office:value-type="string">
            <text:p text:style-name="P7">GUI: <text:span text:style-name="T1">Некорректное развёртывание дерева навигации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0">CMFIVE-590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Не отображается форма поиска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621">CMFIVE-621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Исправлены стили для </text:span>Hierarchy Browser</text:p>
          </table:table-cell>
          <table:table-cell table:style-name="Таблица21.A1" office:value-type="string">
            <text:p text:style-name="Text_20_body"><text:a xlink:type="simple" xlink:href="https://jira.inttrust.ru:8443/browse/CMFIVE-547"/></text:p>
          </table:table-cell>
        </table:table-row>
        <table:table-row>
          <table:table-cell table:style-name="Таблица21.A1" office:value-type="string">
            <text:p text:style-name="P2">*</text:p>
          </table:table-cell>
          <table:table-cell table:style-name="Таблица21.A1" office:value-type="string">
            <text:p text:style-name="P4">Интерфейс транзакционного кэша сделан доступным для клиентов <text:span text:style-name="T3">dao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75"/></text:p>
          </table:table-cell>
        </table:table-row>
        <table:table-row>
          <table:table-cell table:style-name="Таблица21.A1" office:value-type="string">
            <text:p text:style-name="P2">*</text:p>
          </table:table-cell>
          <table:table-cell table:style-name="Таблица21.A1" office:value-type="string">
            <text:p text:style-name="P4">Изменён способ выбора реализации сервиса хранения данных (БД/<text:span text:style-name="T3">FileNet)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1">CMFIVE-591</text:a></text:p>
          </table:table-cell>
        </table:table-row>
      </table:table>
      <text:h text:style-name="P11" text:outline-level="2">0.5.7-3<text:tab/>18.02.2014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Методы </text:span>CrudService, <text:span text:style-name="T1">работающие с одним объектом, выбрасывают исключения при его отсутствии или невозможности доступа вместо возврата </text:span>null</text:p>
          </table:table-cell>
          <table:table-cell table:style-name="Таблица20.A1" office:value-type="string">
            <text:p text:style-name="Text_20_body"><text:a xlink:type="simple" xlink:href="https://jira.inttrust.ru:8443/browse/CMFIVE-568">CMFIVE-568</text:a></text:p>
          </table:table-cell>
        </table:table-row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Ужесточены ограничения на длину имён доменных объектов и их полей в </text:span>xsd</text:p>
          </table:table-cell>
          <table:table-cell table:style-name="Таблица20.A1" office:value-type="string">
            <text:p text:style-name="Text_20_body"><text:a xlink:type="simple" xlink:href="https://jira.inttrust.ru:8443/browse/CMFIVE-87">CMFIVE-87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Добавлен вариант взаимодействия с хранилищем <text:span text:style-name="T3">FileNet </text:span>через оригинальные библиотеки компании <text:span text:style-name="T3">IBM (</text:span>более высокая скорость). Дополнительно увеличена скорость выгрузки файлов через <text:span text:style-name="T3">web service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Атрибут <text:span text:style-name="T3">permit-everybody </text:span>для тега <text:span text:style-name="T3">read </text:span>в матрице доступа; проверка прав при чтении таких объектов не производится (улучшение проиводительности)</text:p>
          </table:table-cell>
          <table:table-cell table:style-name="Таблица20.A1" office:value-type="string">
            <text:p text:style-name="Text_20_body"><text:a xlink:type="simple" xlink:href="https://jira.inttrust.ru:8443/browse/CMFIVE-561">CMFIVE-561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деплоя <text:span text:style-name="T3">Solr </text:span>на сервер <text:span text:style-name="T3">JBoss </text:span>в виде отдельного приложения</text:p>
          </table:table-cell>
          <table:table-cell table:style-name="Таблица20.A1" office:value-type="string">
            <text:p text:style-name="Text_20_body"><text:a xlink:type="simple" xlink:href="https://jira.inttrust.ru:8443/browse/CMFIVE-581">CMFIVE-58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Возможность указания кодировки при импорте данных из <text:span text:style-name="T3">CSV-</text:span>файлов</text:p>
          </table:table-cell>
          <table:table-cell table:style-name="Таблица20.A1" office:value-type="string">
            <text:p text:style-name="Text_20_body"><text:a xlink:type="simple" xlink:href="https://jira.inttrust.ru:8443/browse/CMFIVE-473">CMFIVE-473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задания значения <text:span text:style-name="T3">NULL </text:span>для строковых полей в импортируемых <text:span text:style-name="T3">CSV-</text:span>файлах (символ подчёркивания - «_»)</text:p>
          </table:table-cell>
          <table:table-cell table:style-name="Таблица20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7">GUI: <text:span text:style-name="T1">Выгрузка содержимого коллекции в </text:span>CSV-<text:span text:style-name="T1">фай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289">CMFIVE-289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Расширение возможностей конфигурирования представлений коллекций: настройка ширины отображаемого столбца, отображения значений в виде пиктограмм, а также задание собственного компонента отображения (</text:span>renderer)</text:p>
          </table:table-cell>
          <table:table-cell table:style-name="Таблица20.A1" office:value-type="string">
            <text:p text:style-name="Text_20_body"><text:a xlink:type="simple" xlink:href="https://jira.inttrust.ru:8443/browse/CMFIVE-526">CMFIVE-526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Улучшен сценарий работы с фильтрами коллекций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6">CMFIVE-556</text:a></text:p>
          </table:table-cell>
        </table:table-row>
        <text:soft-page-break/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Text_20_body">Ошибка при выполнении запроса, содержащего параметры в подзапросах, соединённых <text:span text:style-name="T3">UNION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8">CMFIVE-558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4">Учёт прав доступа ко всем объектам, участвующим в запросе</text:p>
          </table:table-cell>
          <table:table-cell table:style-name="Таблица20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<text:span text:style-name="T1">Ошибка при импорте данных из </text:span>CSV-<text:span text:style-name="T1">файла, если в качестве имени поля используется зарезервированное в </text:span>SQL <text:span text:style-name="T1">слово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600">CMFIVE-600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Поддержка режима «только чтение» виджетом </text:span>ListBox</text:p>
          </table:table-cell>
          <table:table-cell table:style-name="Таблица20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Исчезает панель с именами столбцов коллекции после сортиров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4">CMFIVE-544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Зацикливание коллекции при поиске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7">CMFIVE-547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Вертикальный разделитель пропадает в режиме «на весь экран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2">CMFIVE-572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Форма не отображается полностью, отсутствует возможность прокрут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5">CMFIVE-575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Неверно отображается содержимое некоторых столбцов объекта в коллекции при его обновлени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82">CMFIVE-582</text:a></text:p>
          </table:table-cell>
        </table:table-row>
        <table:table-row>
          <table:table-cell table:style-name="Таблица20.A1" office:value-type="string">
            <text:p text:style-name="P2">*</text:p>
          </table:table-cell>
          <table:table-cell table:style-name="Таблица20.A1" office:value-type="string">
            <text:p text:style-name="P4">Изменена версия используемой библиотеки <text:span text:style-name="T3">iText </text:span>на 2.1.7.<text:span text:style-name="T3">js2 </text:span>(предоставляется в <text:span text:style-name="T3">maven-</text:span>репозитарии <text:span text:style-name="T3">JasperReports)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327">CMFIVE-327</text:a></text:p>
          </table:table-cell>
        </table:table-row>
      </table:table>
      <text:h text:style-name="P11" text:outline-level="2">0.5.7-2<text:tab/>07.02.2014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Расширенный поиск (полная реализация, поддержка фильтрации по </text:span><text:span text:style-name="T1">диапазону дат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297">CMFIVE-297</text:a><text:line-break/><text:a xlink:type="simple" xlink:href="https://jira.inttrust.ru:8443/browse/CMFIVE-560">CMFIVE-56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зможность задания размеров виджетов в конфигурации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380">CMFIVE-38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 всех виджетах, редактирующих связи, значения связанных объектов могут быть сделаны гиперссылками, по нажатии на которые открывается форма редактирования соответствующего объект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9">CMFIVE-52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4">Низкая скорость выгрузки файлов из хранилища <text:span text:style-name="T3">FileNet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<text:span text:style-name="T1">Метод </text:span><text:span text:style-name="T7">AttachmentService.findAttachmentDomainObjectsFor(Id domainObjectId)</text:span><text:span text:style-name="T1"> не возвращает вложения типов, объявленных в родительских типах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5">CMFIVE-555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При наличии union в запросе, выполняемом с помощью findByQuer<text:span text:style-name="T3">y(),</text:span> <text:span text:style-name="T1">в </text:span>результирующем запросе обрезаются все части union, кроме первой</text:p>
          </table:table-cell>
          <table:table-cell table:style-name="Таблица19.A1" office:value-type="string">
            <text:p text:style-name="Text_20_body"><text:a xlink:type="simple" xlink:href="https://jira.inttrust.ru:8443/browse/CMFIVE-557">CMFIVE-557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В запросы коллекций не добавляются проверки прав доступа</text:p>
          </table:table-cell>
          <table:table-cell table:style-name="Таблица19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Отображение кнопок в </text:span>Internet Explorer</text:p>
          </table:table-cell>
          <table:table-cell table:style-name="Таблица19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Форма должна занимать почти всё окно приложения (повторное исправление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7">GUI: <text:span text:style-name="T1">Неправильная обработка закрытия дочерней формы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В коллекциях не производится фильтрация по дате, если она введена вручную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1">CMFIVE-54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После закрепления навигационной панели исчезает панель поиск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5">CMFIVE-545</text:a></text:p>
          </table:table-cell>
        </table:table-row>
        <table:table-row>
          <table:table-cell table:style-name="Таблица19.A1" office:value-type="string">
            <text:p text:style-name="P3">*</text:p>
          </table:table-cell>
          <table:table-cell table:style-name="Таблица19.A1" office:value-type="string">
            <text:p text:style-name="P4">Добавлены индексы для таблицы статусов</text:p>
          </table:table-cell>
          <table:table-cell table:style-name="Таблица19.A1" office:value-type="string">
            <text:p text:style-name="Text_20_body"><text:a xlink:type="simple" xlink:href="https://jira.inttrust.ru:8443/browse/CMFIVE-246">CMFIVE-246</text:a></text:p>
          </table:table-cell>
        </table:table-row>
      </table:table>
      <text:h text:style-name="P11" text:outline-level="2"><text:soft-page-break/>0.5.7-1<text:tab/>03.02.2014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2">+</text:p>
          </table:table-cell>
          <table:table-cell table:style-name="Таблица18.A1" office:value-type="string">
            <text:p text:style-name="P4">В фильтрах коллекций реализованы удобные методы добавления критериев</text:p>
          </table:table-cell>
          <table:table-cell table:style-name="Таблица18.A1" office:value-type="string">
            <text:p text:style-name="Text_20_body"><text:a xlink:type="simple" xlink:href="https://jira.inttrust.ru:8443/browse/CMFIVE-92">CMFIVE-92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Не работает метод AttachmentService.findAttachmentDomainObjectsFor()</text:p>
          </table:table-cell>
          <table:table-cell table:style-name="Таблица18.A1" office:value-type="string">
            <text:p text:style-name="Text_20_body"><text:a xlink:type="simple" xlink:href="https://jira.inttrust.ru:8443/browse/CMFIVE-539">CMFIVE-53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Ошибки таймаута в журнале сервера при индексации больших файлов</text:p>
          </table:table-cell>
          <table:table-cell table:style-name="Таблица18.A1" office:value-type="string">
            <text:p text:style-name="Text_20_body"><text:a xlink:type="simple" xlink:href="https://jira.inttrust.ru:8443/browse/CMFIVE-549">CMFIVE-54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Невозможно восстановить форму после её скрытия сплиттером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33">CMFIVE-433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<text:span text:style-name="T1">Некорректное изменение размеров колонок коллекции при изменении размеров окна приложения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19">CMFIVE-51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Исправлены ошибки реализации сортировки колонок коллекций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При сохранении формы теряются значения в виджетах </text:span>Suggest Box <text:span text:style-name="T1">на скрытых вкладках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50">CMFIVE-550</text:a></text:p>
          </table:table-cell>
        </table:table-row>
      </table:table>
      <text:h text:style-name="P11" text:outline-level="2">0.5.7<text:tab/>31<text:span text:style-name="T1">.01.2014</text:span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3">!</text:p>
          </table:table-cell>
          <table:table-cell table:style-name="Таблица17.A1" office:value-type="string">
            <text:p text:style-name="P7">GUI: <text:span text:style-name="T1">Изменена конфигурация виджета </text:span>Label; <text:span text:style-name="T1">введена поддержка различных рендерер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7.A1" office:value-type="string">
            <text:p text:style-name="P2">!</text:p>
          </table:table-cell>
          <table:table-cell table:style-name="Таблица17.A1" office:value-type="string">
            <text:p text:style-name="P7">GUI: <text:span text:style-name="T1">Изменена конфигурация сортировки колонок в представлениях коллекций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4">Расширяемость набора плагинов в конфигурации</text:p>
          </table:table-cell>
          <table:table-cell table:style-name="Таблица17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Доступен расширенный поиск по ссылочным полям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7">GUI: <text:span text:style-name="T1">Возможность конфигурации размеров всплывающего окна в </text:span>Suggest Box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конфигурации сортировки по умолчанию в виджетах, показывающих коллекции объект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18">CMFIVE-51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отображения собственного логотипа клиента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0">CMFIVE-520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Ошибки преобразования типа при индексации объекта для поиска</text:p>
          </table:table-cell>
          <table:table-cell table:style-name="Таблица17.A1" office:value-type="string">
            <text:p text:style-name="Text_20_body"><text:a xlink:type="simple" xlink:href="https://jira.inttrust.ru:8443/browse/CMFIVE-467">CMFIVE-467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Не работает поиск по имени файла, а также имени и описанию вложения</text:p>
          </table:table-cell>
          <table:table-cell table:style-name="Таблица17.A1" office:value-type="string">
            <text:p text:style-name="Text_20_body"><text:a xlink:type="simple" xlink:href="https://jira.inttrust.ru:8443/browse/CMFIVE-483">CMFIVE-48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Вложения из <text:span text:style-name="T3">FileNet </text:span>выгружаются не полностью (только первые 100 Кбайт)</text:p>
          </table:table-cell>
          <table:table-cell table:style-name="Таблица17.A1" office:value-type="string">
            <text:p text:style-name="Text_20_body"><text:a xlink:type="simple" xlink:href="https://jira.inttrust.ru:8443/browse/CMFIVE-503">CMFIVE-50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Устранение недоделок виджета </text:span>Linked Domain Object Hyperlink</text:p>
          </table:table-cell>
          <table:table-cell table:style-name="Таблица17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Всплывающее окно </text:span>Suggest Box <text:span text:style-name="T1">добавляет полосу прокрутки в форму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7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Некорректная реализация режимя «только чтение» в различных виджетах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Отсутствует кнопка «Закрыть» в форме в режиме «только чтение»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Ширина колонки с </text:span>check box <text:span text:style-name="T1">не должна изменяться при изменении размеров таблицы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7">CMFIVE-527</text:a></text:p>
          </table:table-cell>
        </table:table-row>
        <table:table-row>
          <table:table-cell table:style-name="Таблица17.A1" office:value-type="string">
            <text:p text:style-name="P3">*</text:p>
          </table:table-cell>
          <table:table-cell table:style-name="Таблица17.A1" office:value-type="string">
            <text:p text:style-name="P4">Реализованы интеграционные тесты для вложений</text:p>
          </table:table-cell>
          <table:table-cell table:style-name="Таблица17.A1" office:value-type="string">
            <text:p text:style-name="Text_20_body"><text:a xlink:type="simple" xlink:href="https://jira.inttrust.ru:8443/browse/CMFIVE-334">CMFIVE-334</text:a></text:p>
          </table:table-cell>
        </table:table-row>
      </table:table>
      <text:h text:style-name="P11" text:outline-level="2"><text:soft-page-break/>0.5.6<text:tab/>27<text:span text:style-name="T1">.01.2014</text:span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Тип поля <text:span text:style-name="T3">dateTime </text:span>в конфигурации изменён на <text:span text:style-name="T3">date-time<text:line-break/></text:span>Класс <text:span text:style-name="T3">TimestampValue </text:span>переименован в <text:span text:style-name="T3">DateTimeValu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82">CMFIVE-82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Подключены проверки прав доступа</text:p>
          </table:table-cell>
          <table:table-cell table:style-name="Таблица16.A1" office:value-type="string">
            <text:p text:style-name="Text_20_body"><text:a xlink:type="simple" xlink:href="https://jira.inttrust.ru:8443/browse/CMFIVE-263">CMFIVE-263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7">GUI: <text:span text:style-name="T1">Изменена конфигурация виджета </text:span>Label</text:p>
          </table:table-cell>
          <table:table-cell table:style-name="Таблица16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4">Конфигурация виджетов в форме и плагинов <text:span text:style-name="T3">GUI </text:span>сделана расширяемой</text:p>
          </table:table-cell>
          <table:table-cell table:style-name="Таблица16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Реализована точка расширения после создания доменного объекта</text:p>
          </table:table-cell>
          <table:table-cell table:style-name="Таблица16.A1" office:value-type="string">
            <text:p text:style-name="Text_20_body"><text:a xlink:type="simple" xlink:href="https://jira.inttrust.ru:8443/browse/CMFIVE-491">CMFIVE-49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Кэширование объектов пользователей</text:p>
          </table:table-cell>
          <table:table-cell table:style-name="Таблица16.A1" office:value-type="string">
            <text:p text:style-name="Text_20_body"><text:a xlink:type="simple" xlink:href="https://jira.inttrust.ru:8443/browse/CMFIVE-176">CMFIVE-176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7">GUI: <text:span text:style-name="T1">Виджет </text:span>Linked Domain Object Hyperlink</text:p>
          </table:table-cell>
          <table:table-cell table:style-name="Таблица16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<text:span text:style-name="T1">Расширенный поиск (пока только по текстовым полям)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В<text:span text:style-name="T1">озможность настройки кнопки «Добавить» в виджетах, редактиру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1">CMFIVE-38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Н<text:span text:style-name="T1">астраиваемая кнопка очистки в виджетах, изменя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2">CMFIVE-382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<text:span text:style-name="T1">Не работает фильтрация коллекций с пустым </text:span>IdsIncludedFilter</text:p>
          </table:table-cell>
          <table:table-cell table:style-name="Таблица16.A1" office:value-type="string">
            <text:p text:style-name="Text_20_body"><text:a xlink:type="simple" xlink:href="https://jira.inttrust.ru:8443/browse/CMFIVE-500">CMFIVE-50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4">Методы <text:span text:style-name="T3">CrudService.find() </text:span>и <text:span text:style-name="T3">findLinkedDomainObjects() </text:span>не считавют поля типа <text:span text:style-name="T3">DateTimeWithTimeZon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507">CMFIVE-507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4">После перехода на использование <text:span text:style-name="T3">cm-module.xml </text:span>загружаются не все обработчики точек расширения</text:p>
          </table:table-cell>
          <table:table-cell table:style-name="Таблица16.A1" office:value-type="string">
            <text:p text:style-name="Text_20_body"><text:a xlink:type="simple" xlink:href="https://jira.inttrust.ru:8443/browse/CMFIVE-510">CMFIVE-510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Не работает полноэкранный режим редактирова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Ошибка при сохранении формы, если значение текстового поля заканчивается на b</text:span>ackslash<text:span text:style-name="T1"> ( </text:span>\ )</text:p>
          </table:table-cell>
          <table:table-cell table:style-name="Таблица16.A1" office:value-type="string">
            <text:p text:style-name="Text_20_body"><text:a xlink:type="simple" xlink:href="https://jira.inttrust.ru:8443/browse/CMFIVE-508">CMFIVE-508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6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GUI: <text:span text:style-name="T1">Форма должна занимать почти всё окно приложе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6.A1" office:value-type="string">
            <text:p text:style-name="P3">*</text:p>
          </table:table-cell>
          <table:table-cell table:style-name="Таблица16.A1" office:value-type="string">
            <text:p text:style-name="P7">GUI: <text:span text:style-name="T1">Переработана структура кода виджетов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8">CMFIVE-498</text:a></text:p>
          </table:table-cell>
        </table:table-row>
      </table:table>
      <text:h text:style-name="P11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4">Фильтр коллекций по дате учитывает начало и конец суток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1" text:outline-level="2"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<text:soft-page-break/>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soft-pag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ext:soft-page-break/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4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8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<text:soft-page-break/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ext:soft-page-break/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</text:span><text:span text:style-name="T2">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ext:soft-page-break/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ext:soft-page-break/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ext:soft-page-break/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3-20T15:13:15.94</dc:date>
    <meta:editing-duration>P1DT17H27M19S</meta:editing-duration>
    <meta:editing-cycles>36</meta:editing-cycles>
    <meta:generator>OpenOffice.org/3.3$Win32 OpenOffice.org_project/330m20$Build-9567</meta:generator>
    <meta:document-statistic meta:table-count="21" meta:image-count="0" meta:object-count="0" meta:page-count="11" meta:paragraph-count="724" meta:word-count="2809" meta:character-count="21321"/>
  </office:meta>
</office:document-meta>
</file>